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f0533" officeooo:paragraph-rsid="000f0533" style:font-weight-asian="bold" style:font-weight-complex="bold"/>
    </style:style>
    <style:style style:name="P3" style:family="paragraph" style:parent-style-name="Standard">
      <style:text-properties fo:font-size="13pt" style:font-size-asian="13pt" style:font-name-complex="Liberation Serif1" style:font-size-complex="13pt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variant="normal" fo:text-transform="none" fo:color="#272727" fo:font-size="13pt" fo:letter-spacing="normal" fo:font-style="normal" fo:font-weight="bold" officeooo:rsid="000f0533" officeooo:paragraph-rsid="000f0533" style:font-size-asian="13pt" style:font-style-asian="normal" style:font-weight-asian="bold" style:font-name-complex="Liberation Serif1" style:font-size-complex="13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0f0533" officeooo:paragraph-rsid="000f0533" style:font-weight-asian="normal" style:font-weight-complex="normal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2503b7" officeooo:paragraph-rsid="00105293" style:font-weight-asian="normal" style:font-weight-complex="normal"/>
    </style:style>
    <style:style style:name="P12" style:family="paragraph" style:parent-style-name="Standard">
      <style:text-properties fo:font-weight="normal" officeooo:rsid="00105293" officeooo:paragraph-rsid="00105293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text-properties fo:font-weight="normal" officeooo:rsid="00114832" officeooo:paragraph-rsid="00114832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text-properties fo:font-weight="bold" officeooo:rsid="00105293" officeooo:paragraph-rsid="00105293" style:font-name-asian="Liberation Serif1" style:font-weight-asian="bold" style:font-name-complex="Liberation Serif1" style:font-weight-complex="bold"/>
    </style:style>
    <style:style style:name="P15" style:family="paragraph" style:parent-style-name="Standard">
      <style:text-properties fo:font-weight="bold" officeooo:rsid="00114832" officeooo:paragraph-rsid="00114832" style:font-name-asian="Liberation Serif1" style:font-weight-asian="bold" style:font-name-complex="Liberation Serif1" style:font-weight-complex="bold"/>
    </style:style>
    <style:style style:name="P16" style:family="paragraph" style:parent-style-name="Standard">
      <style:text-properties fo:color="#111111" style:font-name="Liberation Serif" fo:font-size="13pt" fo:font-weight="bold" officeooo:paragraph-rsid="00105293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Liberation Serif" fo:font-size="13pt" fo:font-weight="bold" officeooo:rsid="000f2936" officeooo:paragraph-rsid="000f2936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1f7bba" officeooo:paragraph-rsid="00105293" style:font-name-asian="Liberation Serif1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6f8b1" officeooo:paragraph-rsid="00105293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26f8b1" officeooo:paragraph-rsid="00105293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4ba15a" officeooo:paragraph-rsid="00105293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size="15pt" fo:font-weight="bold" style:font-name-asian="Liberation Serif1" style:font-size-asian="15pt" style:font-weight-asian="bold" style:font-name-complex="Liberation Serif1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0533" style:font-weight-asian="bold" style:font-weight-complex="bold"/>
    </style:style>
    <style:style style:name="T5" style:family="text">
      <style:text-properties fo:font-weight="bold" officeooo:rsid="000f293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111111" fo:font-size="13pt" fo:letter-spacing="normal" fo:font-style="normal" fo:font-weight="normal" style:font-size-asian="13pt" style:font-style-asian="normal" style:font-weight-asian="normal" style:font-name-complex="Liberation Serif1" style:font-size-complex="13pt"/>
    </style:style>
    <style:style style:name="T8" style:family="text">
      <style:text-properties fo:font-variant="normal" fo:text-transform="none" fo:color="#111111" fo:font-size="13pt" fo:letter-spacing="normal" fo:font-style="normal" fo:font-weight="normal" officeooo:rsid="000f2936" style:font-size-asian="13pt" style:font-style-asian="normal" style:font-weight-asian="normal" style:font-name-complex="Liberation Serif1" style:font-size-complex="13pt"/>
    </style:style>
    <style:style style:name="T9" style:family="text">
      <style:text-properties fo:font-variant="normal" fo:text-transform="none" fo:color="#111111" fo:font-size="13pt" fo:letter-spacing="normal" fo:font-style="normal" fo:font-weight="normal" fo:background-color="#ffffff" loext:char-shading-value="0" style:font-size-asian="13pt" style:font-style-asian="normal" style:font-weight-asian="normal" style:font-name-complex="Liberation Serif1" style:font-size-complex="13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fo:background-color="#ffffff" loext:char-shading-value="0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bold" fo:background-color="#ffffff" loext:char-shading-value="0" style:font-size-asian="12pt" style:font-style-asian="normal" style:font-weight-asian="bold" style:font-name-complex="Liberation Serif1" style:font-size-complex="12pt" style:font-weight-complex="bold"/>
    </style:style>
    <style:style style:name="T12" style:family="text">
      <style:text-properties officeooo:rsid="000f2936"/>
    </style:style>
    <style:style style:name="T13" style:family="text">
      <style:text-properties officeooo:rsid="00105293"/>
    </style:style>
    <style:style style:name="T14" style:family="text">
      <style:text-properties officeooo:rsid="004cab32"/>
    </style:style>
    <style:style style:name="T15" style:family="text">
      <style:text-properties officeooo:rsid="0028cc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><text:span text:style-name="T1"><text:s text:c="19"/></text:span><text:span text:style-name="T2">ADVANCE OPERATING SYSTEM ASSIGNMENT</text:span></text:p>
      <text:p text:style-name="Standard"/>
      <text:p text:style-name="Standard"/>
      <text:p text:style-name="Standard"/>
      <text:p text:style-name="P16">Class Assignment-2 <text:s text:c="27"/><text:tab/><text:tab/><text:tab/><text:tab/> <text:s text:c="2"/>Date:01/Aug/2017</text:p>
      <text:p text:style-name="P16">Roll No-17MCMI<text:span text:style-name="T12">20</text:span></text:p>
      <text:p text:style-name="P18">VIKASH RANJAN</text:p>
      <text:p text:style-name="P17"/>
      <text:p text:style-name="P1"/>
      <text:p text:style-name="P1"/>
      <text:p text:style-name="P1">Question1: Explain the following Program</text:p>
      <text:p text:style-name="Standard"/>
      <text:p text:style-name="P8">#include&lt;stdio.h&gt;</text:p>
      <text:p text:style-name="P8">int c;</text:p>
      <text:p text:style-name="P8">int main(void)</text:p>
      <text:p text:style-name="P8"><text:s/>{</text:p>
      <text:p text:style-name="P8"><text:s text:c="4"/>int pid; <text:s text:c="4"/>// declare pid variable it shows process id.</text:p>
      <text:p text:style-name="P8"><text:s text:c="4"/>extern c;</text:p>
      <text:p text:style-name="P8"><text:s text:c="4"/>c=10;</text:p>
      <text:p text:style-name="P8"><text:s text:c="4"/>if((pid=fork())==0) <text:s text:c="2"/>// if a new child process is created then it will execute execlp system call .</text:p>
      <text:p text:style-name="P8"><text:s text:c="6"/>{</text:p>
      <text:p text:style-name="P8"><text:s text:c="10"/>execlp("ls","ls","-1",NULL); <text:s text:c="2"/>//giving the shell a command to execute which is ls -1.</text:p>
      <text:p text:style-name="P8"><text:s text:c="10"/>printf("Child-c:%de\n",c);<text:tab/>//exec() functions return only if an error has occurred than it <text:s text:c="22"/><text:tab/><text:tab/><text:tab/><text:tab/><text:tab/>//print value of c</text:p>
      <text:p text:style-name="P8"><text:s text:c="10"/>c*=3;</text:p>
      <text:p text:style-name="P8"><text:s text:c="10"/>printf("Exec failed\n");<text:tab/><text:tab/>//print exec failed</text:p>
      <text:p text:style-name="P8"><text:s text:c="7"/>}</text:p>
      <text:p text:style-name="P8"><text:s text:c="5"/>else</text:p>
      <text:p text:style-name="P8"><text:s text:c="7"/>{</text:p>
      <text:p text:style-name="P8"><text:s text:c="11"/>c+=3;</text:p>
      <text:p text:style-name="P8"><text:s text:c="11"/>printf("Parent-c:%d\n",c);<text:tab/>//in parant process print the modifie value of c</text:p>
      <text:p text:style-name="P8"><text:s text:c="7"/>}</text:p>
      <text:p text:style-name="P8"><text:s text:c="5"/>exit(0);</text:p>
      <text:p text:style-name="P2"><text:s text:c="2"/>}</text:p>
      <text:p text:style-name="P7"/>
      <text:p text:style-name="Standard"><text:span text:style-name="T6">This program simulate </text:span><text:span text:style-name="T3">ls -</text:span><text:span text:style-name="T4">1</text:span><text:span text:style-name="T3"> <text:s/></text:span><text:span text:style-name="T6">command.</text:span></text:p>
      <text:p text:style-name="P1"/>
      <text:p text:style-name="Standard"><text:span text:style-name="Source_20_Text"><text:span text:style-name="T11">int execlp(const char *file, const char *arg, ...);</text:span></text:span></text:p>
      <text:p text:style-name="Standard"><text:span text:style-name="T7">execlp </text:span><text:span text:style-name="T8">i</text:span><text:span text:style-name="T7">s a variable argument function. It takes 2 </text:span><text:span text:style-name="Source_20_Text"><text:span text:style-name="T9">const char *</text:span></text:span><text:span text:style-name="T7">. The rest of the arguments, if any, are the additional arguments to hand over to program.we want to run also </text:span><text:span text:style-name="Source_20_Text"><text:span text:style-name="T10">char *</text:span></text:span><text:span text:style-name="T7"> all these are C strings (and the last argument must be a NULL pointer)</text:span></text:p>
      <text:p text:style-name="P3"/>
      <text:p text:style-name="P6">Output:</text:p>
      <text:p text:style-name="P1"/>
      <text:p text:style-name="P8">vikash@vikash-VPCEG3AEN:~$ ls -1</text:p>
      <text:p text:style-name="P8">a</text:p>
      <text:p text:style-name="P8">ab</text:p>
      <text:p text:style-name="P8">ab1</text:p>
      <text:p text:style-name="P8">abc.c</text:p>
      <text:p text:style-name="P8"><text:soft-page-break/>c.sh</text:p>
      <text:p text:style-name="P8">db_file</text:p>
      <text:p text:style-name="P8">Desktop</text:p>
      <text:p text:style-name="P8">Documents</text:p>
      <text:p text:style-name="P8">Downloads</text:p>
      <text:p text:style-name="P8">examples.desktop</text:p>
      <text:p text:style-name="P8">fcfs.c</text:p>
      <text:p text:style-name="P8">lab2.odt</text:p>
      <text:p text:style-name="P8">ls.c</text:p>
      <text:p text:style-name="P8">lsl.c</text:p>
      <text:p text:style-name="P8">Music</text:p>
      <text:p text:style-name="P8">numbertostring.c</text:p>
      <text:p text:style-name="P8">palindrome.c</text:p>
      <text:p text:style-name="P8">Pictures</text:p>
      <text:p text:style-name="P8">Public</text:p>
      <text:p text:style-name="P8">rrseduling.c</text:p>
      <text:p text:style-name="P8">stringtono.c</text:p>
      <text:p text:style-name="P8">Templates</text:p>
      <text:p text:style-name="P8">upd.c</text:p>
      <text:p text:style-name="P8">Videos</text:p>
      <text:p text:style-name="P8"/>
      <text:p text:style-name="P8">we can verify with above output given program is simulation ls -1</text:p>
      <text:p text:style-name="P8"/>
      <text:p text:style-name="P8">vikash@vikash-VPCEG3AEN:~$ ./a</text:p>
      <text:p text:style-name="P8">Parent-c:13</text:p>
      <text:p text:style-name="P8">vikash@vikash-VPCEG3AEN:~$ a</text:p>
      <text:p text:style-name="P8">ab</text:p>
      <text:p text:style-name="P8">ab1</text:p>
      <text:p text:style-name="P8">abc.c</text:p>
      <text:p text:style-name="P8">c.sh</text:p>
      <text:p text:style-name="P8">db_file</text:p>
      <text:p text:style-name="P8">Desktop</text:p>
      <text:p text:style-name="P8">Documents</text:p>
      <text:p text:style-name="P8">Downloads</text:p>
      <text:p text:style-name="P8">examples.desktop</text:p>
      <text:p text:style-name="P8">fcfs.c</text:p>
      <text:p text:style-name="P8">lab2.odt</text:p>
      <text:p text:style-name="P8">ls.c</text:p>
      <text:p text:style-name="P8">lsl.c</text:p>
      <text:p text:style-name="P8">Music</text:p>
      <text:p text:style-name="P8">numbertostring.c</text:p>
      <text:p text:style-name="P8">palindrome.c</text:p>
      <text:p text:style-name="P8">Pictures</text:p>
      <text:p text:style-name="P8">Public</text:p>
      <text:p text:style-name="P8">rrseduling.c</text:p>
      <text:p text:style-name="P8">stringtono.c</text:p>
      <text:p text:style-name="P8">Templates</text:p>
      <text:p text:style-name="P8">upd.c</text:p>
      <text:p text:style-name="P8">Videos</text:p>
      <text:p text:style-name="P8"/>
      <text:p text:style-name="P1"/>
      <text:p text:style-name="P4"/>
      <text:p text:style-name="P4"><text:soft-page-break/></text:p>
      <text:p text:style-name="P5">Question 2: Explain the following program?</text:p>
      <text:p text:style-name="P1"/>
      <text:p text:style-name="P7"/>
      <text:p text:style-name="P12">#include&lt;stdio.h&gt;</text:p>
      <text:p text:style-name="P12">#include&lt;stdlib.h&gt;</text:p>
      <text:p text:style-name="P12"/>
      <text:p text:style-name="P12">int main(void)</text:p>
      <text:p text:style-name="P12">{</text:p>
      <text:p text:style-name="P12"><text:tab/>int pid[7],status[7];</text:p>
      <text:p text:style-name="P12"><text:tab/>pid[0]=getpid(); <text:s text:c="15"/>// PID of process P0</text:p>
      <text:p text:style-name="P12"><text:tab/>if((pid[1]=fork())==0) <text:s text:c="4"/>//p0 creats p1 </text:p>
      <text:p text:style-name="P12"><text:tab/>{</text:p>
      <text:p text:style-name="P12"><text:tab/><text:tab/>if((pid[3]=fork())==0) <text:s text:c="2"/>//p1 creats process p3</text:p>
      <text:p text:style-name="P12"><text:tab/><text:tab/>{</text:p>
      <text:p text:style-name="P12"><text:tab/><text:tab/><text:tab/>if((pid[6]=fork())==0) //p3 create child process p6</text:p>
      <text:p text:style-name="P12"><text:tab/><text:tab/><text:tab/>{ <text:s text:c="4"/></text:p>
      <text:p text:style-name="P12"><text:tab/><text:tab/><text:tab/><text:tab/>printf("Process P6\n");</text:p>
      <text:p text:style-name="P12"><text:tab/><text:tab/><text:tab/>}</text:p>
      <text:p text:style-name="P12"><text:tab/><text:tab/><text:tab/>else</text:p>
      <text:p text:style-name="P12"><text:tab/><text:tab/><text:tab/>{</text:p>
      <text:p text:style-name="P12"><text:tab/><text:tab/><text:tab/><text:tab/>waitpid(pid[6],&amp;status[6],0); <text:s text:c="2"/>// P3 wait for P6 <text:s text:c="18"/></text:p>
      <text:p text:style-name="P12"><text:tab/><text:tab/><text:tab/><text:tab/>printf("Process P3\n"); <text:s text:c="2"/></text:p>
      <text:p text:style-name="P12"><text:tab/><text:tab/><text:tab/>}</text:p>
      <text:p text:style-name="P12"><text:tab/><text:tab/>}</text:p>
      <text:p text:style-name="P12"><text:tab/><text:tab/>else</text:p>
      <text:p text:style-name="P12"><text:tab/><text:tab/>{</text:p>
      <text:p text:style-name="P12"><text:tab/><text:tab/><text:tab/>waitpid(pid[3],&amp;status[3],0); <text:s/>// p1 waits for p3 </text:p>
      <text:p text:style-name="P12"><text:tab/><text:tab/><text:tab/>printf("Process P1\n");</text:p>
      <text:p text:style-name="P12"><text:tab/><text:tab/><text:tab/>if((pid[4]= fork())==0) <text:s/>// p1 create p4</text:p>
      <text:p text:style-name="P12"><text:tab/><text:tab/><text:tab/>{</text:p>
      <text:p text:style-name="P12"><text:tab/><text:tab/><text:tab/><text:tab/>printf("Process P4\n");</text:p>
      <text:p text:style-name="P12"><text:tab/><text:tab/><text:tab/>} <text:s text:c="2"/></text:p>
      <text:p text:style-name="P12"><text:tab/><text:tab/>}</text:p>
      <text:p text:style-name="P12"><text:tab/>}</text:p>
      <text:p text:style-name="P12"><text:tab/>else</text:p>
      <text:p text:style-name="P12"><text:tab/>{ </text:p>
      <text:p text:style-name="P12"><text:tab/><text:tab/>waitpid(pid[1],&amp;status[1],0); <text:s text:c="2"/>//p0 wait for p1</text:p>
      <text:p text:style-name="P12"><text:tab/><text:tab/>printf("Process P0\n");</text:p>
      <text:p text:style-name="P12"><text:tab/><text:tab/>if((pid[2]=fork())==0) <text:s text:c="4"/>//p0 create p2</text:p>
      <text:p text:style-name="P12"><text:tab/><text:tab/>{ // P0 creats P2</text:p>
      <text:p text:style-name="P12"><text:tab/><text:tab/><text:tab/>if((pid[5]=fork())==0) // p2 create p5</text:p>
      <text:p text:style-name="P12"><text:tab/><text:tab/><text:tab/>{</text:p>
      <text:p text:style-name="P12"><text:tab/><text:tab/><text:tab/><text:tab/>printf("Process P5\n");</text:p>
      <text:p text:style-name="P12"><text:tab/><text:tab/><text:tab/>}</text:p>
      <text:p text:style-name="P12"><text:tab/><text:tab/><text:tab/>else</text:p>
      <text:p text:style-name="P12"><text:tab/><text:tab/><text:tab/>{</text:p>
      <text:p text:style-name="P12"><text:tab/><text:tab/><text:tab/><text:tab/>waitpid(pid[5],&amp;status[5],0); <text:s text:c="2"/>//p2 waits for p5 </text:p>
      <text:p text:style-name="P12"><text:tab/><text:tab/><text:tab/><text:tab/>printf("Process P2\n"); <text:s/></text:p>
      <text:p text:style-name="P12"><text:tab/><text:tab/><text:tab/>}</text:p>
      <text:p text:style-name="P12"><text:tab/><text:tab/>}</text:p>
      <text:p text:style-name="P12"><text:tab/><text:tab/>else</text:p>
      <text:p text:style-name="P12"><text:soft-page-break/><text:tab/><text:tab/>{</text:p>
      <text:p text:style-name="P12"><text:tab/><text:tab/><text:tab/>waitpid(pid[2],&amp;status[2],0); <text:s text:c="2"/>//p0 waits p2</text:p>
      <text:p text:style-name="P12"><text:tab/><text:tab/>}</text:p>
      <text:p text:style-name="P12"><text:tab/>}</text:p>
      <text:p text:style-name="P12">exit(0); </text:p>
      <text:p text:style-name="P12">}</text:p>
      <text:p text:style-name="P12"><text:s/></text:p>
      <text:p text:style-name="P12">It is the program for creating process inside process and waiting for completion of anothor process.In program with the help of comment written which step is what are doing.</text:p>
      <text:p text:style-name="P12"/>
      <text:p text:style-name="P14">Fork()</text:p>
      <text:p text:style-name="P12"/>
      <text:p text:style-name="P12">fork() <text:s/>creates <text:s/>a new process by duplicating the calling process. Then new process is referred to as the child process.The <text:s/>calling <text:s/>process is referred to as the parent process.</text:p>
      <text:p text:style-name="P12"/>
      <text:p text:style-name="P13">RETURN VALUE</text:p>
      <text:p text:style-name="P13">On success, the PID of the child process is returned in the parent, and 0 is returned in the child. <text:s text:c="13"/>On failure, -1 is returned in the <text:s/>parent, no child process is created, and errno is set appropriately.</text:p>
      <text:p text:style-name="P13"/>
      <text:p text:style-name="P15">Waitpid() </text:p>
      <text:p text:style-name="P15"/>
      <text:p text:style-name="P13">The <text:s/>waitpid() <text:s/>system <text:s/>call <text:s/>suspends execution of the calling process until a child specified by pid argument has changed state. <text:s/>By default,waitpid() waits only for terminated children, but this behavior is modifiable via the options argument</text:p>
      <text:p text:style-name="P13"/>
      <text:p text:style-name="P13"/>
      <text:p text:style-name="P12"/>
      <text:p text:style-name="P14">Output: <text:s text:c="4"/></text:p>
      <text:p text:style-name="P12"/>
      <text:p text:style-name="P12">vikash@vikash-VPCEG3AEN:~$ ./a</text:p>
      <text:p text:style-name="P12">Process P6</text:p>
      <text:p text:style-name="P12">Process P3</text:p>
      <text:p text:style-name="P12">Process P1</text:p>
      <text:p text:style-name="P12">Process P4</text:p>
      <text:p text:style-name="P12">Process P0</text:p>
      <text:p text:style-name="P12">Process P5</text:p>
      <text:p text:style-name="P12">Process P2</text:p>
      <text:p text:style-name="P12"/>
      <text:p text:style-name="P12"/>
      <text:p text:style-name="P12"/>
      <text:p text:style-name="P20">Synopsis:</text:p>
      <text:p text:style-name="P21"/>
      <text:p text:style-name="P11"><text:span text:style-name="T14">First of all thank to madam .I have learnt program to simulate ls -1 function which is usefull in learning of another program for simulating similar linux command in c programm.Also </text:span>I learnt <text:span text:style-name="T13">cretion of process inside running process.</text:span></text:p>
      <text:p text:style-name="P22">I want to explore more about commands and <text:span text:style-name="T15">programming in c which is close to the system</text:span> it is good experience <text:span text:style-name="T15">to</text:span> studying <text:span text:style-name="T15">all these things</text:span> .</text:p>
      <text:p text:style-name="P19"/>
      <text:p text:style-name="P1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37:16.831233800</meta:creation-date>
    <dc:date>2017-08-03T17:25:33.227099495</dc:date>
    <meta:editing-cycles>11</meta:editing-cycles>
    <meta:editing-duration>PT50M21S</meta:editing-duration>
    <meta:generator>LibreOffice/5.1.6.2$Linux_X86_64 LibreOffice_project/10m0$Build-2</meta:generator>
    <meta:document-statistic meta:table-count="0" meta:image-count="0" meta:object-count="0" meta:page-count="5" meta:paragraph-count="156" meta:word-count="576" meta:character-count="4134" meta:non-whitespace-character-count="3285"/>
  </office:meta>
</office:document-meta>
</file>